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fill="solid" draw:fill-color="#99ccff" draw:textarea-horizontal-align="center" draw:textarea-vertical-align="middle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fill="solid" draw:fill-color="#ffff00" draw:textarea-horizontal-align="justify" draw:textarea-vertical-align="middle" draw:auto-grow-height="false"/>
    </style:style>
    <style:style style:name="gr5" style:family="graphic" style:parent-style-name="standard">
      <style:graphic-properties draw:textarea-horizontal-align="center" draw:textarea-vertical-align="middle"/>
    </style:style>
    <style:style style:name="gr6" style:family="graphic" style:parent-style-name="standard">
      <style:graphic-properties draw:stroke="dash" draw:stroke-dash="Fine_20_Dashed" svg:stroke-color="#ff00ff"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fo:text-align="center"/>
      <style:text-properties fo:font-size="10pt" style:font-size-asian="10pt" style:font-size-complex="10pt"/>
    </style:style>
    <style:style style:name="P4" style:family="paragraph">
      <style:text-properties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normal" fo:font-weight="normal" style:font-style-asian="normal" style:font-weight-asian="normal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27cm" svg:height="0.952cm" svg:x="3.222cm" svg:y="9.255cm">
          <text:p text:style-name="P1"><text:span text:style-name="T1">TV0</text:span></text:p>
          <draw:enhanced-geometry svg:viewBox="0 0 21600 21600" draw:type="rectangle" draw:enhanced-path="M 0 0 L 21600 0 21600 21600 0 21600 0 0 Z N"/>
        </draw:custom-shape>
        <draw:polygon draw:style-name="gr2" draw:text-style-name="P1" draw:layer="layout" svg:width="1.269cm" svg:height="3.809cm" svg:x="5.445cm" svg:y="6.715cm" svg:viewBox="0 0 1270 3810" draw:points="1270,1089 0,0 0,3810 1270,2721">
          <draw:glue-point draw:id="4" svg:x="0cm" svg:y="3.333cm" draw:escape-direction="down"/>
          <text:p/>
        </draw:polygon>
        <draw:line draw:style-name="gr3" draw:text-style-name="P1" draw:layer="layout" svg:x1="4.492cm" svg:y1="9.89cm" svg:x2="5.445cm" svg:y2="9.89cm">
          <text:p/>
        </draw:line>
        <draw:line draw:style-name="gr3" draw:text-style-name="P1" draw:layer="layout" svg:x1="4.492cm" svg:y1="7.35cm" svg:x2="5.445cm" svg:y2="7.35cm">
          <text:p/>
        </draw:line>
        <draw:line draw:style-name="gr3" draw:text-style-name="P1" draw:layer="layout" svg:x1="6.08cm" svg:y1="12.43cm" svg:x2="6.08cm" svg:y2="9.89cm">
          <text:p/>
        </draw:line>
        <draw:custom-shape draw:style-name="gr4" draw:text-style-name="P3" draw:layer="layout" svg:width="1.905cm" svg:height="1.27cm" svg:x="3.54cm" svg:y="11.795cm">
          <text:p text:style-name="P1"><text:span text:style-name="T2">tv0_sel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" draw:text-style-name="P2" draw:layer="layout" svg:width="1.27cm" svg:height="1.27cm" svg:x="8.302cm" svg:y="7.985cm">
          <text:p text:style-name="P1"><text:span text:style-name="T1">PFB</text:span></text:p>
          <text:p text:style-name="P1"><text:span text:style-name="T1">(1k)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4cm" svg:height="1.27cm" svg:x="11.16cm" svg:y="7.985cm">
          <text:p text:style-name="P1"><text:span text:style-name="T1">Quantize 0</text:span></text:p>
          <text:p text:style-name="P1"><text:span text:style-name="T1">(9-bit)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9.572cm" svg:y1="8.62cm" svg:x2="11.16cm" svg:y2="8.62cm">
          <text:p/>
        </draw:line>
        <draw:custom-shape draw:style-name="gr1" draw:text-style-name="P2" draw:layer="layout" svg:width="3.175cm" svg:height="1.27cm" svg:x="17.827cm" svg:y="13.7cm">
          <text:p text:style-name="P1"><text:span text:style-name="T1">BRAM VACC</text:span></text:p>
          <text:p text:style-name="P1"><text:span text:style-name="T1">(32-bit @ 10Hz)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175cm" svg:height="1.27cm" svg:x="14.97cm" svg:y="7.985cm">
          <text:p text:style-name="P1"><text:span text:style-name="T1">QDR Transpose</text:span></text:p>
          <text:p text:style-name="P1"><text:span text:style-name="T1">(1k x 1k)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8.145cm" svg:y1="8.62cm" svg:x2="18.78cm" svg:y2="8.62cm">
          <text:p/>
        </draw:line>
        <draw:custom-shape draw:style-name="gr1" draw:text-style-name="P2" draw:layer="layout" svg:width="1.27cm" svg:height="1.27cm" svg:x="20.685cm" svg:y="8.62cm">
          <text:p text:style-name="P1"><text:span text:style-name="T1">FFT</text:span></text:p>
          <text:p text:style-name="P1"><text:span text:style-name="T1">(1k)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20.05cm" svg:y1="9.255cm" svg:x2="20.685cm" svg:y2="9.255cm">
          <text:p/>
        </draw:line>
        <draw:line draw:style-name="gr5" draw:text-style-name="P1" draw:layer="layout" svg:x1="6.08cm" svg:y1="12.43cm" svg:x2="5.445cm" svg:y2="12.43cm">
          <text:p/>
        </draw:line>
        <draw:custom-shape draw:style-name="gr4" draw:text-style-name="P3" draw:id="id1" draw:layer="layout" svg:width="1.905cm" svg:height="1.27cm" svg:x="10.525cm" svg:y="11.795cm">
          <text:p text:style-name="P1"><text:span text:style-name="T2">q0_scale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3" draw:text-style-name="P1" draw:layer="layout" svg:x1="12.43cm" svg:y1="12.43cm" svg:x2="13.065cm" svg:y2="9.255cm" draw:start-shape="id1" draw:start-glue-point="1" svg:d="m12430 12430h567v-3175h68">
          <text:p/>
        </draw:connector>
        <draw:custom-shape draw:style-name="gr1" draw:text-style-name="P2" draw:id="id2" draw:layer="layout" svg:width="2.222cm" svg:height="1.27cm" svg:x="14.97cm" svg:y="13.7cm">
          <text:p text:style-name="P1"><text:span text:style-name="T1">Power </text:span></text:p>
          <text:p text:style-name="P1"><text:span text:style-name="T1">(32-bit)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7.192cm" svg:y1="14.335cm" svg:x2="17.827cm" svg:y2="14.335cm">
          <text:p/>
        </draw:line>
        <draw:connector draw:style-name="gr3" draw:text-style-name="P1" draw:layer="layout" svg:x1="13.7cm" svg:y1="8.62cm" svg:x2="14.97cm" svg:y2="14.335cm" draw:end-shape="id2" draw:end-glue-point="3" svg:d="m13700 8620h385v5715h885">
          <text:p/>
        </draw:connector>
        <draw:line draw:style-name="gr3" draw:text-style-name="P1" draw:layer="layout" svg:x1="13.7cm" svg:y1="8.62cm" svg:x2="14.97cm" svg:y2="8.62cm">
          <text:p/>
        </draw:line>
        <draw:line draw:style-name="gr3" draw:text-style-name="P1" draw:layer="layout" svg:x1="6.715cm" svg:y1="8.62cm" svg:x2="8.302cm" svg:y2="8.62cm">
          <text:p/>
        </draw:line>
        <draw:custom-shape draw:style-name="gr4" draw:text-style-name="P3" draw:layer="layout" svg:width="1.905cm" svg:height="1.27cm" svg:x="8.302cm" svg:y="4.81cm">
          <text:p text:style-name="P1"><text:span text:style-name="T2">raw_snap</text:span></text:p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5" draw:text-style-name="P1" draw:layer="layout" svg:x1="7.667cm" svg:y1="8.62cm" svg:x2="7.667cm" svg:y2="5.445cm">
          <text:p/>
        </draw:line>
        <draw:custom-shape draw:style-name="gr4" draw:text-style-name="P3" draw:layer="layout" svg:width="3.175cm" svg:height="2.54cm" svg:x="1.317cm" svg:y="6.08cm">
          <text:p text:style-name="P1"><text:span text:style-name="T2">ADC</text:span></text:p>
          <text:p text:style-name="P1"><text:span text:style-name="T2">(8-bit 1024MHz)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4" draw:text-style-name="P3" draw:layer="layout" svg:width="1.905cm" svg:height="1.27cm" svg:x="5.445cm" svg:y="4.81cm">
          <text:p text:style-name="P1"><text:span text:style-name="T2">overrange</text:span></text:p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5" draw:text-style-name="P1" draw:layer="layout" svg:x1="4.81cm" svg:y1="7.35cm" svg:x2="4.81cm" svg:y2="5.445cm">
          <text:p/>
        </draw:line>
        <draw:line draw:style-name="gr3" draw:text-style-name="P1" draw:layer="layout" svg:x1="4.81cm" svg:y1="5.445cm" svg:x2="5.445cm" svg:y2="5.445cm">
          <text:p/>
        </draw:line>
        <draw:line draw:style-name="gr3" draw:text-style-name="P1" draw:layer="layout" svg:x1="7.667cm" svg:y1="5.445cm" svg:x2="8.302cm" svg:y2="5.445cm">
          <text:p/>
        </draw:line>
        <draw:custom-shape draw:style-name="gr4" draw:text-style-name="P3" draw:layer="layout" svg:width="1.905cm" svg:height="1.27cm" svg:x="11.16cm" svg:y="4.81cm">
          <text:p text:style-name="P1"><text:span text:style-name="T2">q0_max</text:span></text:p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5" draw:text-style-name="P1" draw:layer="layout" svg:x1="10.525cm" svg:y1="8.62cm" svg:x2="10.525cm" svg:y2="5.445cm">
          <text:p/>
        </draw:line>
        <draw:line draw:style-name="gr3" draw:text-style-name="P1" draw:layer="layout" svg:x1="10.525cm" svg:y1="5.445cm" svg:x2="11.16cm" svg:y2="5.445cm">
          <text:p/>
        </draw:line>
        <draw:custom-shape draw:style-name="gr1" draw:text-style-name="P2" draw:layer="layout" svg:width="2.54cm" svg:height="1.27cm" svg:x="23.225cm" svg:y="8.62cm">
          <text:p text:style-name="P1"><text:span text:style-name="T1">Quantize 1</text:span></text:p>
          <text:p text:style-name="P1"><text:span text:style-name="T1">(9-bit)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21.955cm" svg:y1="9.255cm" svg:x2="23.225cm" svg:y2="9.255cm">
          <text:p/>
        </draw:line>
        <draw:custom-shape draw:style-name="gr1" draw:text-style-name="P2" draw:layer="layout" svg:width="1.905cm" svg:height="1.27cm" svg:x="26.4cm" svg:y="8.62cm">
          <text:p text:style-name="P1"><text:span text:style-name="T1">Power</text:span></text:p>
          <text:p text:style-name="P1"><text:span text:style-name="T1">(18-bit)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905cm" svg:height="1.27cm" svg:x="23.225cm" svg:y="5.445cm">
          <text:p text:style-name="P1"><text:span text:style-name="T2">q1_max</text:span></text:p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3" draw:text-style-name="P1" draw:layer="layout" svg:x1="22.59cm" svg:y1="6.08cm" svg:x2="23.225cm" svg:y2="6.08cm">
          <text:p/>
        </draw:line>
        <draw:line draw:style-name="gr3" draw:text-style-name="P1" draw:layer="layout" svg:x1="25.765cm" svg:y1="9.255cm" svg:x2="26.4cm" svg:y2="9.255cm">
          <text:p/>
        </draw:line>
        <draw:line draw:style-name="gr5" draw:text-style-name="P1" draw:layer="layout" svg:x1="22.59cm" svg:y1="6.08cm" svg:x2="22.59cm" svg:y2="9.255cm">
          <text:p/>
        </draw:line>
        <draw:custom-shape draw:style-name="gr4" draw:text-style-name="P3" draw:layer="layout" svg:width="1.905cm" svg:height="1.27cm" svg:x="21.637cm" svg:y="13.7cm">
          <text:p text:style-name="P1"><text:span text:style-name="T2">TGE 2</text:span></text:p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3" draw:text-style-name="P1" draw:layer="layout" svg:x1="21.002cm" svg:y1="14.335cm" svg:x2="21.637cm" svg:y2="14.335cm">
          <text:p/>
        </draw:line>
        <draw:custom-shape draw:style-name="gr1" draw:text-style-name="P2" draw:id="id4" draw:layer="layout" svg:width="3.175cm" svg:height="1.27cm" svg:x="30.845cm" svg:y="12.43cm">
          <text:p text:style-name="P1"><text:span text:style-name="T1">Spectra Sniffer</text:span></text:p>
          <text:p text:style-name="P1"><text:span text:style-name="T1">(9-bit)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id="id3" draw:layer="layout" svg:width="1.905cm" svg:height="1.27cm" svg:x="29.575cm" svg:y="14.335cm">
          <text:p text:style-name="P1"><text:span text:style-name="T2">spec_sel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3" draw:text-style-name="P1" draw:layer="layout" svg:x1="31.48cm" svg:y1="14.97cm" svg:x2="32.432cm" svg:y2="13.7cm" draw:start-shape="id3" draw:start-glue-point="1" draw:end-shape="id4" draw:end-glue-point="2" svg:d="m31480 14970h952v-1270">
          <text:p/>
        </draw:connector>
        <draw:custom-shape draw:style-name="gr4" draw:text-style-name="P3" draw:layer="layout" svg:width="1.905cm" svg:height="1.27cm" svg:x="34.655cm" svg:y="12.43cm">
          <text:p text:style-name="P1"><text:span text:style-name="T2">TGE 1</text:span></text:p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3" draw:text-style-name="P1" draw:layer="layout" svg:x1="34.02cm" svg:y1="13.065cm" svg:x2="34.655cm" svg:y2="13.065cm">
          <text:p/>
        </draw:line>
        <draw:custom-shape draw:style-name="gr1" draw:text-style-name="P2" draw:layer="layout" svg:width="3.175cm" svg:height="1.27cm" svg:x="31.797cm" svg:y="7.985cm">
          <text:p text:style-name="P1"><text:span text:style-name="T1">QDR VACC</text:span></text:p>
          <text:p text:style-name="P1"><text:span text:style-name="T1">(18-bit)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905cm" svg:height="1.27cm" svg:x="31.797cm" svg:y="9.89cm">
          <text:p text:style-name="P1"><text:span text:style-name="T2">dump_rate</text:span></text:p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5" draw:text-style-name="P1" draw:layer="layout" svg:x1="33.702cm" svg:y1="10.525cm" svg:x2="34.337cm" svg:y2="10.525cm">
          <text:p/>
        </draw:line>
        <draw:line draw:style-name="gr3" draw:text-style-name="P1" draw:layer="layout" svg:x1="34.337cm" svg:y1="10.525cm" svg:x2="34.337cm" svg:y2="9.255cm">
          <text:p/>
        </draw:line>
        <draw:custom-shape draw:style-name="gr1" draw:text-style-name="P2" draw:layer="layout" svg:width="0.953cm" svg:height="0.952cm" svg:x="17.192cm" svg:y="9.89cm">
          <text:p text:style-name="P1"><text:span text:style-name="T1">TV1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8.145cm" svg:y1="10.525cm" svg:x2="18.78cm" svg:y2="10.525cm">
          <text:p/>
        </draw:line>
        <draw:polygon draw:style-name="gr2" draw:text-style-name="P1" draw:layer="layout" svg:width="1.269cm" svg:height="3.809cm" svg:x="18.78cm" svg:y="7.35cm" svg:viewBox="0 0 1270 3810" draw:points="1270,1089 0,0 0,3810 1270,2721">
          <draw:glue-point draw:id="4" svg:x="0cm" svg:y="3.333cm" draw:escape-direction="down"/>
          <text:p/>
        </draw:polygon>
        <draw:custom-shape draw:style-name="gr4" draw:text-style-name="P3" draw:layer="layout" svg:width="1.905cm" svg:height="1.27cm" svg:x="15.605cm" svg:y="11.795cm">
          <text:p text:style-name="P1"><text:span text:style-name="T2">tv1_sel</text:span></text:p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5" draw:text-style-name="P1" draw:layer="layout" svg:x1="17.51cm" svg:y1="12.43cm" svg:x2="19.415cm" svg:y2="12.43cm">
          <text:p/>
        </draw:line>
        <draw:line draw:style-name="gr3" draw:text-style-name="P1" draw:layer="layout" svg:x1="19.415cm" svg:y1="12.43cm" svg:x2="19.415cm" svg:y2="10.525cm">
          <text:p/>
        </draw:line>
        <draw:custom-shape draw:style-name="gr1" draw:text-style-name="P2" draw:layer="layout" svg:width="3.175cm" svg:height="1.27cm" svg:x="35.607cm" svg:y="7.985cm">
          <text:p text:style-name="P1"><text:span text:style-name="T1">DRAM Buffer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34.972cm" svg:y1="8.62cm" svg:x2="35.607cm" svg:y2="8.62cm">
          <text:p/>
        </draw:line>
        <draw:custom-shape draw:style-name="gr4" draw:text-style-name="P3" draw:layer="layout" svg:width="1.905cm" svg:height="1.27cm" svg:x="39.417cm" svg:y="7.985cm">
          <text:p text:style-name="P1"><text:span text:style-name="T2">TGE 0</text:span></text:p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3" draw:text-style-name="P1" draw:layer="layout" svg:x1="38.782cm" svg:y1="8.62cm" svg:x2="39.417cm" svg:y2="8.62cm">
          <text:p/>
        </draw:line>
        <draw:polygon draw:style-name="gr2" draw:text-style-name="P1" draw:layer="layout" svg:width="1.269cm" svg:height="3.809cm" svg:x="29.892cm" svg:y="6.715cm" svg:viewBox="0 0 1270 3810" draw:points="1270,1089 0,0 0,3810 1270,2721">
          <draw:glue-point draw:id="4" svg:x="0cm" svg:y="3.333cm" draw:escape-direction="down"/>
          <text:p/>
        </draw:polygon>
        <draw:line draw:style-name="gr3" draw:text-style-name="P1" draw:layer="layout" svg:x1="29.257cm" svg:y1="7.667cm" svg:x2="29.892cm" svg:y2="7.667cm">
          <text:p/>
        </draw:line>
        <draw:line draw:style-name="gr3" draw:text-style-name="P1" draw:layer="layout" svg:x1="28.305cm" svg:y1="9.255cm" svg:x2="29.892cm" svg:y2="9.255cm">
          <text:p/>
        </draw:line>
        <draw:custom-shape draw:style-name="gr1" draw:text-style-name="P2" draw:layer="layout" svg:width="0.953cm" svg:height="0.952cm" svg:x="28.305cm" svg:y="7.033cm">
          <text:p text:style-name="P1"><text:span text:style-name="T1">TV2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31.162cm" svg:y1="8.62cm" svg:x2="31.797cm" svg:y2="8.62cm">
          <text:p/>
        </draw:line>
        <draw:line draw:style-name="gr6" draw:text-style-name="P1" draw:layer="layout" svg:x1="14.335cm" svg:y1="4.492cm" svg:x2="14.335cm" svg:y2="13.382cm">
          <text:p/>
        </draw:line>
        <draw:line draw:style-name="gr6" draw:text-style-name="P1" draw:layer="layout" svg:x1="29.257cm" svg:y1="4.492cm" svg:x2="29.257cm" svg:y2="11.795cm">
          <text:p/>
        </draw:line>
        <draw:frame draw:style-name="gr7" draw:layer="layout" svg:width="2.936cm" svg:height="3.095cm" svg:x="1.952cm" svg:y="1.317cm">
          <draw:text-box>
            <text:p><text:span text:style-name="T3">Stage 1</text:span>:</text:p>
            <text:p><text:span text:style-name="T4"/></text:p>
            <text:p><text:span text:style-name="T4">TV</text:span>:</text:p>
            <text:p><text:span text:style-name="T4">Scope:</text:span></text:p>
          </draw:text-box>
        </draw:frame>
        <draw:frame draw:style-name="gr7" draw:text-style-name="P4" draw:layer="layout" svg:width="9.388cm" svg:height="3.095cm" svg:x="5.127cm" svg:y="1.317cm">
          <draw:text-box>
            <text:p text:style-name="P4"><text:span text:style-name="T5">ADC, 1k PFB, 9bit Quantization</text:span></text:p>
            <text:p text:style-name="P4"><text:span text:style-name="T5"/></text:p>
            <text:p text:style-name="P4"><text:span text:style-name="T5">Dual Tone Lookup</text:span></text:p>
            <text:p text:style-name="P4"><text:span text:style-name="T5">TGE 1k Spectometer</text:span></text:p>
          </draw:text-box>
        </draw:frame>
        <draw:frame draw:style-name="gr7" draw:layer="layout" svg:width="2.936cm" svg:height="3.095cm" svg:x="15.031cm" svg:y="1.156cm">
          <draw:text-box>
            <text:p><text:span text:style-name="T3">Stage 2</text:span>:</text:p>
            <text:p><text:span text:style-name="T4"/></text:p>
            <text:p><text:span text:style-name="T4">TV</text:span>:</text:p>
            <text:p><text:span text:style-name="T4">Scope:</text:span></text:p>
          </draw:text-box>
        </draw:frame>
        <draw:frame draw:style-name="gr7" draw:text-style-name="P4" draw:layer="layout" svg:width="7.94cm" svg:height="3.095cm" svg:x="18.206cm" svg:y="1.156cm">
          <draw:text-box>
            <text:p text:style-name="P4"><text:span text:style-name="T5">QDR Corner turn, 1K FFT </text:span></text:p>
            <text:p text:style-name="P4"><text:span text:style-name="T5">(Hamming Window)</text:span></text:p>
            <text:p text:style-name="P4"><text:span text:style-name="T5">Sweeping Sin Lookup </text:span></text:p>
            <text:p text:style-name="P4"><text:span text:style-name="T5">1k Spectrum Sniffer</text:span></text:p>
          </draw:text-box>
        </draw:frame>
        <draw:line draw:style-name="gr5" draw:text-style-name="P1" draw:layer="layout" svg:x1="28.622cm" svg:y1="9.255cm" svg:x2="28.622cm" svg:y2="13.065cm">
          <text:p/>
        </draw:line>
        <draw:line draw:style-name="gr3" draw:text-style-name="P1" draw:layer="layout" svg:x1="28.622cm" svg:y1="13.065cm" svg:x2="30.845cm" svg:y2="13.065cm">
          <text:p/>
        </draw:line>
        <draw:line draw:style-name="gr6" draw:text-style-name="P1" draw:layer="layout" svg:x1="36.877cm" svg:y1="11.795cm" svg:x2="28.94cm" svg:y2="11.795cm">
          <text:p/>
        </draw:line>
        <draw:line draw:style-name="gr6" draw:text-style-name="P1" draw:layer="layout" svg:x1="36.877cm" svg:y1="11.795cm" svg:x2="36.877cm" svg:y2="15.922cm">
          <text:p/>
        </draw:line>
        <draw:line draw:style-name="gr6" draw:text-style-name="P1" draw:layer="layout" svg:x1="23.86cm" svg:y1="13.382cm" svg:x2="14.335cm" svg:y2="13.382cm">
          <text:p/>
        </draw:line>
        <draw:line draw:style-name="gr6" draw:text-style-name="P1" draw:layer="layout" svg:x1="23.86cm" svg:y1="13.382cm" svg:x2="23.86cm" svg:y2="15.922cm">
          <text:p/>
        </draw:line>
        <draw:custom-shape draw:style-name="gr4" draw:text-style-name="P3" draw:layer="layout" svg:width="1.905cm" svg:height="1.27cm" svg:x="29.575cm" svg:y="4.81cm">
          <text:p text:style-name="P1"><text:span text:style-name="T2">tv2_sel</text:span></text:p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3" draw:text-style-name="P1" draw:layer="layout" svg:x1="30.527cm" svg:y1="6.08cm" svg:x2="30.527cm" svg:y2="7.35cm">
          <text:p/>
        </draw:line>
        <draw:frame draw:style-name="gr7" draw:layer="layout" svg:width="2.936cm" svg:height="3.095cm" svg:x="29.257cm" svg:y="1.317cm">
          <draw:text-box>
            <text:p><text:span text:style-name="T3">Stage 3</text:span>:</text:p>
            <text:p><text:span text:style-name="T4"/></text:p>
            <text:p><text:span text:style-name="T4">TV</text:span>:</text:p>
            <text:p><text:span text:style-name="T4">Scope:</text:span></text:p>
          </draw:text-box>
        </draw:frame>
        <draw:frame draw:style-name="gr7" draw:text-style-name="P4" draw:layer="layout" svg:width="9.735cm" svg:height="3.095cm" svg:x="32.432cm" svg:y="1.317cm">
          <draw:text-box>
            <text:p text:style-name="P4"><text:span text:style-name="T5">QDR Vector Accumulator, DRAM</text:span></text:p>
            <text:p text:style-name="P4"><text:span text:style-name="T5">Block Buffer, TGE Readout</text:span></text:p>
            <text:p text:style-name="P4"><text:span text:style-name="T5">Ramp across 1M channels</text:span></text:p>
            <text:p text:style-name="P4"><text:span text:style-name="T5">N/A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Bitstream Vera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5.72cm" fo:page-height="19.8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6-09T15:57:18</meta:creation-date>
    <dc:date>2009-06-23T09:55:05</dc:date>
    <meta:editing-duration>PT00H51M30S</meta:editing-duration>
    <meta:editing-cycles>10</meta:editing-cycles>
    <meta:generator>OpenOffice.org/3.0$Linux OpenOffice.org_project/300m15$Build-9379</meta:generator>
    <meta:document-statistic meta:object-count="81"/>
    <meta:user-defined meta:name="Info 1"/>
    <meta:user-defined meta:name="Info 2"/>
    <meta:user-defined meta:name="Info 3"/>
    <meta:user-defined meta:name="Info 4"/>
  </office:meta>
</office:document-meta>
</file>